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Futura Std Condensed Light" fo:font-size="14pt" fo:language="fr" fo:country="FR" style:font-size-asian="14pt" style:font-size-complex="14pt"/>
    </style:style>
    <style:style style:name="P2" style:family="paragraph" style:parent-style-name="Standard">
      <style:text-properties style:font-name="Futura Std Condensed Light" fo:font-size="14pt" fo:language="fr" fo:country="FR" officeooo:rsid="000d84fe" officeooo:paragraph-rsid="000d84fe" style:font-size-asian="14pt" style:font-size-complex="14pt"/>
    </style:style>
    <style:style style:name="P3" style:family="paragraph" style:parent-style-name="Standard">
      <style:text-properties style:font-name="Futura Std Condensed Light" fo:font-size="14pt" fo:language="fr" fo:country="FR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text-properties style:font-name="Futura Std Condensed Light" fo:font-size="14pt" fo:language="fr" fo:country="FR" style:text-underline-style="solid" style:text-underline-width="auto" style:text-underline-color="font-color" officeooo:rsid="000f4cd3" officeooo:paragraph-rsid="000f4cd3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Futura Std Condensed Light" fo:font-size="14pt" fo:language="fr" fo:country="FR" fo:font-weight="bold" style:font-size-asian="14pt" style:font-size-complex="14pt"/>
    </style:style>
    <style:style style:name="P6" style:family="paragraph" style:parent-style-name="Standard">
      <style:text-properties style:font-name="Futura Std Condensed Light" fo:font-size="16pt" fo:language="fr" fo:country="FR" style:font-size-asian="16pt" style:font-size-complex="16pt"/>
    </style:style>
    <style:style style:name="P7" style:family="paragraph" style:parent-style-name="Standard">
      <style:text-properties style:font-name="Futura Std Condensed Light" fo:font-size="16pt" fo:language="fr" fo:country="FR" fo:font-weight="bold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Futura Std Condensed Light1" fo:font-size="16pt" fo:language="fr" fo:country="FR" fo:font-weight="normal" officeooo:rsid="000c7d86" officeooo:paragraph-rsid="000c7d86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Futura Std Condensed" fo:font-size="20pt" fo:language="fr" fo:country="FR" fo:font-weight="bold" officeooo:rsid="000c7d86" officeooo:paragraph-rsid="000c7d86" style:font-size-asian="20pt" style:font-size-complex="20pt"/>
    </style:style>
    <style:style style:name="P10" style:family="paragraph" style:parent-style-name="Standard">
      <style:text-properties style:font-name="Futura Std Condensed Light" fo:font-size="14pt" fo:language="fr" fo:country="FR" style:font-size-asian="14pt" style:font-size-complex="14pt"/>
    </style:style>
    <style:style style:name="P11" style:family="paragraph" style:parent-style-name="Standard">
      <style:text-properties style:font-name="Futura Std Condensed Light" fo:font-size="14pt" fo:language="fr" fo:country="FR" officeooo:rsid="000f4cd3" officeooo:paragraph-rsid="000f4cd3" style:font-size-asian="14pt" style:font-size-complex="14pt"/>
    </style:style>
    <style:style style:name="P12" style:family="paragraph" style:parent-style-name="Standard">
      <style:text-properties style:font-name="Futura Std Condensed Light" fo:font-size="14pt" fo:language="fr" fo:country="FR" style:text-underline-style="solid" style:text-underline-width="auto" style:text-underline-color="font-color" style:font-size-asian="14pt" style:font-size-complex="14pt"/>
    </style:style>
    <style:style style:name="P13" style:family="paragraph" style:parent-style-name="Standard">
      <style:text-properties style:font-name="Futura Std Condensed Light" fo:font-size="14pt" fo:language="fr" fo:country="FR" style:text-underline-style="solid" style:text-underline-width="auto" style:text-underline-color="font-color" officeooo:paragraph-rsid="00104ee4" style:font-size-asian="14pt" style:font-size-complex="14pt"/>
    </style:style>
    <style:style style:name="P14" style:family="paragraph" style:parent-style-name="Standard">
      <style:text-properties style:font-name="Futura Std Condensed Light" fo:font-size="14pt" fo:language="fr" fo:country="FR" style:text-underline-style="solid" style:text-underline-width="auto" style:text-underline-color="font-color" officeooo:rsid="00104ee4" officeooo:paragraph-rsid="00104ee4" style:font-size-asian="14pt" style:font-size-complex="14pt"/>
    </style:style>
    <style:style style:name="P15" style:family="paragraph" style:parent-style-name="Standard">
      <style:text-properties style:font-name="Futura Std Condensed Light" fo:font-size="14pt" fo:language="fr" fo:country="FR" style:text-underline-style="solid" style:text-underline-width="auto" style:text-underline-color="font-color" officeooo:rsid="000d84fe" officeooo:paragraph-rsid="000f4cd3" style:font-size-asian="14pt" style:font-size-complex="14pt"/>
    </style:style>
    <style:style style:name="P16" style:family="paragraph" style:parent-style-name="Standard">
      <style:text-properties style:font-name="Futura Std Condensed Light" fo:font-size="14pt" fo:language="fr" fo:country="FR" style:text-underline-style="solid" style:text-underline-width="auto" style:text-underline-color="font-color" officeooo:rsid="000f4cd3" officeooo:paragraph-rsid="00104ee4" style:font-size-asian="14pt" style:font-size-complex="14pt"/>
    </style:style>
    <style:style style:name="P17" style:family="paragraph" style:parent-style-name="Standard">
      <style:text-properties style:font-name="Futura Std Condensed Light" fo:font-size="14pt" fo:language="fr" fo:country="FR" style:text-underline-style="none" officeooo:rsid="000d84fe" officeooo:paragraph-rsid="000d84fe" style:font-size-asian="14pt" style:font-size-complex="14pt"/>
    </style:style>
    <style:style style:name="P18" style:family="paragraph" style:parent-style-name="Standard">
      <style:text-properties style:font-name="Futura Std Condensed Light" fo:font-size="14pt" fo:language="fr" fo:country="FR" style:text-underline-style="none" officeooo:rsid="000f4cd3" officeooo:paragraph-rsid="000f4cd3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4cd3" style:font-weight-asian="bold" style:font-weight-complex="bold"/>
    </style:style>
    <style:style style:name="T4" style:family="text">
      <style:text-properties officeooo:rsid="000d84fe"/>
    </style:style>
    <style:style style:name="T5" style:family="text">
      <style:text-properties officeooo:rsid="000f4cd3"/>
    </style:style>
    <style:style style:name="T6" style:family="text">
      <style:text-properties officeooo:rsid="00104e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omestique Baston</text:p>
      <text:p text:style-name="P9"/>
      <text:p text:style-name="P9"/>
      <text:p text:style-name="P9"/>
      <text:p text:style-name="P8">Dialog (in French slang) as commentaries during a game. It’s coming through the walls from the neighbors :</text:p>
      <text:p text:style-name="P7"/>
      <text:p text:style-name="P7"/>
      <text:p text:style-name="P7"/>
      <text:p text:style-name="P7"/>
      <text:p text:style-name="P1"><text:span text:style-name="T1">Un mec</text:span> : Et allez ! C'est r'parti ! V'la qu'ils remettent le couvert les deux corniauds d'en dessous. 'Va finir par falloir appeler la BAC à ce tarif ! Non mais t'entends ça ?</text:p>
      <text:p text:style-name="P1"><text:span text:style-name="T1">Une nana</text:span> : Avec tout ce raffut qu'ils font ils vont réveiller le p'tit !</text:p>
      <text:p text:style-name="P1">...</text:p>
      <text:p text:style-name="P3">Un bébé se met à pleurer <text:span text:style-name="T5">(jusqu’à la fin avec de courtes intermi</text:span><text:span text:style-name="T6">t</text:span><text:span text:style-name="T5">tences)</text:span>.</text:p>
      <text:p text:style-name="P1"><text:span text:style-name="T1">Une nana </text:span>:(plus fort): Et voilà ! J'l'attendais !</text:p>
      <text:p text:style-name="P1"><text:span text:style-name="T1">Un mec </text:span>:(plus fort) : Mais fais taire ce lardon, on va pas supporter ça en plus !</text:p>
      <text:p text:style-name="P1"><text:span text:style-name="T1">Une nana </text:span>:(encore plus fort) : Hé ! Il y est pour rien, c'est les aut's marioles, là !</text:p>
      <text:p text:style-name="P2"><text:span text:style-name="T2">Un gamin </text:span>: Maman, Maurice y’ fait trop d’boucan !</text:p>
      <text:p text:style-name="P2"><text:span text:style-name="T2">Una nana </text:span>: Tais-toi, mon chéri !</text:p>
      <text:p text:style-name="P1"><text:span text:style-name="T1">Un mec</text:span> : Gruau ! Mais ils vont pas la boucler ?</text:p>
      <text:p text:style-name="P3">Un clebs se met à aboyer.</text:p>
      <text:p text:style-name="P1"><text:span text:style-name="T1">Une nana</text:span> : Et allez ! Le clébard maint'nant !</text:p>
      <text:p text:style-name="P1"><text:span text:style-name="T1">Un mec</text:span> (toujours plus fort) : <text:span text:style-name="T4">Mireille</text:span>, arrête d'aboyer, bon sang !</text:p>
      <text:p text:style-name="P13">Un clebs se <text:span text:style-name="T6">tait</text:span>.</text:p>
      <text:p text:style-name="P1"><text:span text:style-name="T1">Une nana</text:span> : Hé ! Tu me parles pas comme ça, compris ?</text:p>
      <text:p text:style-name="P1"><text:span text:style-name="T1">Un mec</text:span> : Je cause au clebs, nom de Zeus !</text:p>
      <text:p text:style-name="P1"><text:span text:style-name="T1">Une nana </text:span>: Oui, ben fais pas l'vaseux et coupe-leurs le sifflet !</text:p>
      <text:p text:style-name="P13">Un clebs se <text:span text:style-name="T6">re</text:span>met à aboyer.</text:p>
      <text:p text:style-name="P2"><text:span text:style-name="T2">Un gamin </text:span>: Papa, <text:span text:style-name="T5">y’a </text:span>Maurice <text:span text:style-name="T6">et Mireille </text:span><text:span text:style-name="T5">qui</text:span> <text:span text:style-name="T6">font</text:span> trop d’boucan!</text:p>
      <text:p text:style-name="P1"><text:span text:style-name="T1">Un mec </text:span>: <text:span text:style-name="T4">Ah ! Ne t’y mets pas toi aussi, hein ! </text:span>Attends donc une minute...</text:p>
      <text:p text:style-name="P1">... (il va chercher un balais)</text:p>
      <text:p text:style-name="P3">On frappe au sol (avec un balai<text:span text:style-name="T6">) </text:span>!</text:p>
      <text:p text:style-name="P14">Un clebs se tait.</text:p>
      <text:p text:style-name="P17"><text:span text:style-name="T2">Un gamin </text:span>: C’est toujours pareil ! Tais-toi ! F<text:span text:style-name="T5">ais ci, f</text:span>ais pas ça ! Vas ranger ton bocal ! J’en ai maaaaaa-reuh !</text:p>
      <text:p text:style-name="P17"><text:span text:style-name="T2">U</text:span><text:span text:style-name="T3">n mec </text:span>: Raymond, <text:span text:style-name="T5">boucles tes écluses nom de nom !</text:span></text:p>
      <text:p text:style-name="P15">On re-frappe !</text:p>
      <text:p text:style-name="P18"><text:span text:style-name="T2">Un gamin </text:span>: Chui sur que vous m’avez adopté !</text:p>
      <text:p text:style-name="P3">On re-<text:span text:style-name="T5">re</text:span>-frappe <text:span text:style-name="T5">(plus longtemps) </text:span>!</text:p>
      <text:p text:style-name="P18"><text:span text:style-name="T2">Un mec </text:span>: Ca suffit maintenant, file dans ta cambuse, j’veux plus t’entendre !</text:p>
      <text:p text:style-name="P4"><text:soft-page-break/><text:span text:style-name="T2">Un gamin </text:span>: Personne ne m’aime !</text:p>
      <text:p text:style-name="P4"><text:span text:style-name="T2">Une nana </text:span>: Raymond !</text:p>
      <text:p text:style-name="P1">...</text:p>
      <text:p text:style-name="P1"><text:span text:style-name="T1">Une nana </text:span>: Vas donc user ta salive un peu plus près d'leurs oreilles pour voir pasque d'ici, le p'tit n'est pas près de rejoindre Morphée !</text:p>
      <text:p text:style-name="P1"><text:span text:style-name="T1">Un mec</text:span> : Ouais. Bon, j'descends, ras le bol de leurs âneries !</text:p>
      <text:p text:style-name="P3">Une porte claque.</text:p>
      <text:p text:style-name="P5">Début de boucle</text:p>
      <text:p text:style-name="P1">...</text:p>
      <text:p text:style-name="P1">On sonne à la porte.</text:p>
      <text:p text:style-name="P11">On re-sonne !</text:p>
      <text:p text:style-name="P16">Un clebs se <text:span text:style-name="T6">re-re</text:span>met à aboyer.</text:p>
      <text:p text:style-name="P1">On re-<text:span text:style-name="T5">re</text:span>-sonne (plus <text:span text:style-name="T5">long et plus </text:span>insistant).</text:p>
      <text:p text:style-name="P1">...</text:p>
      <text:p text:style-name="P3">Une porte re-claque.</text:p>
      <text:p text:style-name="P1"><text:span text:style-name="T1">Une nana</text:span> : Mais tu devais pas leur faire arrêter ce cirque, bon sang de bois ? J'arrive pas à faire s'éteindre le p'tit !</text:p>
      <text:p text:style-name="P1"><text:span text:style-name="T1">Un mec</text:span> : Tu parles, ils z'entendent rien à se cogner comme ça.</text:p>
      <text:p text:style-name="P1"><text:span text:style-name="T1">Une nana</text:span> : Fais l'22 !</text:p>
      <text:p text:style-name="P1"><text:span text:style-name="T1">Un mec</text:span> : <text:span text:style-name="T4">Mireille</text:span> ! Je vais finir par te claquer le museau !</text:p>
      <text:p text:style-name="P13">Un clebs se <text:span text:style-name="T6">tait</text:span>.</text:p>
      <text:p text:style-name="P1"><text:span text:style-name="T1">Une nana</text:span> (fort): Hé ! Tu me parles pas comme ça, j'te dis !</text:p>
      <text:p text:style-name="P1"><text:span text:style-name="T1">Un mec</text:span> (fort): Je cause au clebs, nom de Zeus !</text:p>
      <text:p text:style-name="P1">...</text:p>
      <text:p text:style-name="P1"><text:span text:style-name="T1">Un mec</text:span> : Chabrot ! J're-dégringole leur dire ma façon d'penser à ces bourricots !</text:p>
      <text:p text:style-name="P3">Une porte claque.</text:p>
      <text:p text:style-name="P5">Fin de boucle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08:59:58.003000000</meta:creation-date>
    <dc:date>2022-05-15T16:23:15.132000000</dc:date>
    <meta:editing-duration>PT21M54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56" meta:word-count="542" meta:character-count="2604" meta:non-whitespace-character-count="2118"/>
  </office:meta>
</office:document-meta>
</file>